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5.824cm"/>
    </style:style>
    <style:style style:name="co7" style:family="table-column">
      <style:table-column-properties fo:break-before="auto" style:column-width="5.613cm"/>
    </style:style>
    <style:style style:name="co8" style:family="table-column">
      <style:table-column-properties fo:break-before="auto" style:column-width="3.489cm"/>
    </style:style>
    <style:style style:name="co9" style:family="table-column">
      <style:table-column-properties fo:break-before="auto" style:column-width="3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84cm" svg:height="8.984cm" svg:x="44.643cm" svg:y="2.233cm">
            <draw:object draw:notify-on-update-of-ranges="Feuille1.P5:Feuille1.P15 Feuille1.AA6:Feuille1.AA40 Feuille1.Z4:Feuille1.Z4 Feuille1.Z6:Feuille1.Z40 Feuille1.AC4:Feuille1.AC4 Feuille1.AD6:Feuille1.AD13 Feuille1.AC6:Feuille1.AC14 Feuille1.X6:Feuille1.X41 Feuille1.W4:Feuille1.W4 Feuille1.W6:Feuille1.W43 Feuille1.X6:Feuille1.X36 Feuille1.R17:Feuille1.R17 Feuille1.W6:Feuille1.W36 Feuille1.O19:Feuille1.O28 Feuille1.O17:Feuille1.O17 Feuille1.P19:Feuille1.P28 Feuille1.M5:Feuille1.M41 Feuille1.L3:Feuille1.L3 Feuille1.L5:Feuille1.L41 Feuille1.O5:Feuille1.O15 Feuille1.O3:Feuille1.O3 Feuille1.P5:Feuille1.P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nually testing the BK8601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C 2 wire mode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table:number-columns-repeated="8"/>
          <table:table-cell office:value-type="string" calcext:value-type="string">
            <text:p>CC 4 wire mode</text:p>
          </table:table-cell>
          <table:table-cell table:number-columns-repeated="2"/>
          <table:table-cell office:value-type="string" calcext:value-type="string">
            <text:p>CV 2 wire mod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978" calcext:value-type="float">
            <text:p>0,5978</text:p>
          </table:table-cell>
          <table:table-cell table:number-columns-repeated="8"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6"/>
          <table:table-cell office:value-type="string" calcext:value-type="string">
            <text:p>CC/4 wire mode with thicker wires</text:p>
          </table:table-cell>
          <table:table-cell table:number-columns-repeated="2"/>
          <table:table-cell office:value-type="string" calcext:value-type="string">
            <text:p>CC/4wire new cables</text:p>
          </table:table-cell>
          <table:table-cell table:number-columns-repeated="2"/>
          <table:table-cell office:value-type="string" calcext:value-type="string">
            <text:p>CV/4wire new cables</text:p>
          </table:table-cell>
          <table:table-cell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5891" calcext:value-type="float">
            <text:p>0,589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5838" calcext:value-type="float">
            <text:p>0,5838</text:p>
          </table:table-cell>
          <table:table-cell/>
          <table:table-cell office:value-type="float" office:value="0.098" calcext:value-type="float">
            <text:p>0,098</text:p>
          </table:table-cell>
          <table:table-cell office:value-type="float" office:value="2.618" calcext:value-type="float">
            <text:p>2,618</text:p>
          </table:table-cell>
          <table:table-cell table:number-columns-repeated="6"/>
          <table:table-cell office:value-type="string" calcext:value-type="string">
            <text:p>current</text:p>
          </table:table-cell>
          <table:table-cell office:value-type="string" calcext:value-type="string">
            <text:p>voltage 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0.5812" calcext:value-type="float">
            <text:p>0,5812</text:p>
          </table:table-cell>
          <table:table-cell table:number-columns-repeated="8"/>
          <table:table-cell office:value-type="float" office:value="0.099" calcext:value-type="float">
            <text:p>0,099</text:p>
          </table:table-cell>
          <table:table-cell office:value-type="float" office:value="0.5815" calcext:value-type="float">
            <text:p>0,5815</text:p>
          </table:table-cell>
          <table:table-cell/>
          <table:table-cell office:value-type="float" office:value="0.149" calcext:value-type="float">
            <text:p>0,149</text:p>
          </table:table-cell>
          <table:table-cell office:value-type="float" office:value="2.335" calcext:value-type="float">
            <text:p>2,33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753" calcext:value-type="float">
            <text:p>0,5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79" calcext:value-type="float">
            <text:p>0,5779</text:p>
          </table:table-cell>
          <table:table-cell/>
          <table:table-cell office:value-type="float" office:value="0.214" calcext:value-type="float">
            <text:p>0,214</text:p>
          </table:table-cell>
          <table:table-cell office:value-type="float" office:value="3.349" calcext:value-type="float">
            <text:p>3,349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0.5735" calcext:value-type="float">
            <text:p>0,5735</text:p>
          </table:table-cell>
          <table:table-cell table:number-columns-repeated="8"/>
          <table:table-cell office:value-type="float" office:value="0.199" calcext:value-type="float">
            <text:p>0,199</text:p>
          </table:table-cell>
          <table:table-cell office:value-type="float" office:value="0.5793" calcext:value-type="float">
            <text:p>0,5793</text:p>
          </table:table-cell>
          <table:table-cell/>
          <table:table-cell office:value-type="float" office:value="0.198" calcext:value-type="float">
            <text:p>0,198</text:p>
          </table:table-cell>
          <table:table-cell office:value-type="float" office:value="2.051" calcext:value-type="float">
            <text:p>2,051</text:p>
          </table:table-cell>
          <table:table-cell table:number-columns-repeated="6"/>
          <table:table-cell office:value-type="float" office:value="0.049" calcext:value-type="float">
            <text:p>0,049</text:p>
          </table:table-cell>
          <table:table-cell office:value-type="float" office:value="0.5738" calcext:value-type="float">
            <text:p>0,573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575" calcext:value-type="float">
            <text:p>0,575</text:p>
          </table:table-cell>
          <table:table-cell/>
          <table:table-cell office:value-type="float" office:value="0.297" calcext:value-type="float">
            <text:p>0,297</text:p>
          </table:table-cell>
          <table:table-cell office:value-type="float" office:value="3.335" calcext:value-type="float">
            <text:p>3,335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.5661" calcext:value-type="float">
            <text:p>0,5661</text:p>
          </table:table-cell>
          <table:table-cell table:number-columns-repeated="8"/>
          <table:table-cell office:value-type="float" office:value="0.299" calcext:value-type="float">
            <text:p>0,299</text:p>
          </table:table-cell>
          <table:table-cell office:value-type="float" office:value="0.5771" calcext:value-type="float">
            <text:p>0,5771</text:p>
          </table:table-cell>
          <table:table-cell/>
          <table:table-cell office:value-type="float" office:value="0.249" calcext:value-type="float">
            <text:p>0,249</text:p>
          </table:table-cell>
          <table:table-cell office:value-type="float" office:value="1.772" calcext:value-type="float">
            <text:p>1,772</text:p>
          </table:table-cell>
          <table:table-cell table:number-columns-repeated="6"/>
          <table:table-cell office:value-type="float" office:value="0.099" calcext:value-type="float">
            <text:p>0,099</text:p>
          </table:table-cell>
          <table:table-cell office:value-type="float" office:value="0.5716" calcext:value-type="float">
            <text:p>0,5716</text:p>
          </table:table-cell>
          <table:table-cell/>
          <table:table-cell office:value-type="float" office:value="0.199" calcext:value-type="float">
            <text:p>0,199</text:p>
          </table:table-cell>
          <table:table-cell office:value-type="float" office:value="0.5722" calcext:value-type="float">
            <text:p>0,5722</text:p>
          </table:table-cell>
          <table:table-cell/>
          <table:table-cell office:value-type="float" office:value="0.398" calcext:value-type="float">
            <text:p>0,398</text:p>
          </table:table-cell>
          <table:table-cell office:value-type="float" office:value="3.268" calcext:value-type="float">
            <text:p>3,268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5589" calcext:value-type="float">
            <text:p>0,5589</text:p>
          </table:table-cell>
          <table:table-cell table:number-columns-repeated="8"/>
          <table:table-cell office:value-type="float" office:value="0.399" calcext:value-type="float">
            <text:p>0,399</text:p>
          </table:table-cell>
          <table:table-cell office:value-type="float" office:value="0.5749" calcext:value-type="float">
            <text:p>0,5749</text:p>
          </table:table-cell>
          <table:table-cell/>
          <table:table-cell office:value-type="float" office:value="0.298" calcext:value-type="float">
            <text:p>0,298</text:p>
          </table:table-cell>
          <table:table-cell office:value-type="float" office:value="1.506" calcext:value-type="float">
            <text:p>1,506</text:p>
          </table:table-cell>
          <table:table-cell table:number-columns-repeated="6"/>
          <table:table-cell office:value-type="float" office:value="0.149" calcext:value-type="float">
            <text:p>0,149</text:p>
          </table:table-cell>
          <table:table-cell office:value-type="float" office:value="0.5702" calcext:value-type="float">
            <text:p>0,5702</text:p>
          </table:table-cell>
          <table:table-cell/>
          <table:table-cell office:value-type="float" office:value="0.299" calcext:value-type="float">
            <text:p>0,299</text:p>
          </table:table-cell>
          <table:table-cell office:value-type="float" office:value="0.5695" calcext:value-type="float">
            <text:p>0,5695</text:p>
          </table:table-cell>
          <table:table-cell/>
          <table:table-cell office:value-type="float" office:value="0.498" calcext:value-type="float">
            <text:p>0,498</text:p>
          </table:table-cell>
          <table:table-cell office:value-type="float" office:value="2.532" calcext:value-type="float">
            <text:p>2,532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0.5517" calcext:value-type="float">
            <text:p>0,5517</text:p>
          </table:table-cell>
          <table:table-cell table:number-columns-repeated="8"/>
          <table:table-cell office:value-type="float" office:value="0.499" calcext:value-type="float">
            <text:p>0,499</text:p>
          </table:table-cell>
          <table:table-cell office:value-type="float" office:value="0.5726" calcext:value-type="float">
            <text:p>0,5726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1.229" calcext:value-type="float">
            <text:p>1,229</text:p>
          </table:table-cell>
          <table:table-cell table:number-columns-repeated="6"/>
          <table:table-cell office:value-type="float" office:value="0.199" calcext:value-type="float">
            <text:p>0,199</text:p>
          </table:table-cell>
          <table:table-cell office:value-type="float" office:value="0.5688" calcext:value-type="float">
            <text:p>0,5688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0.5646" calcext:value-type="float">
            <text:p>0,5646</text:p>
          </table:table-cell>
          <table:table-cell/>
          <table:table-cell office:value-type="float" office:value="0.516" calcext:value-type="float">
            <text:p>0,516</text:p>
          </table:table-cell>
          <table:table-cell office:value-type="float" office:value="2.093" calcext:value-type="float">
            <text:p>2,093</text:p>
          </table:table-cell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0.5444" calcext:value-type="float">
            <text:p>0,5444</text:p>
          </table:table-cell>
          <table:table-cell table:number-columns-repeated="8"/>
          <table:table-cell office:value-type="float" office:value="0.598" calcext:value-type="float">
            <text:p>0,598</text:p>
          </table:table-cell>
          <table:table-cell office:value-type="float" office:value="0.5704" calcext:value-type="float">
            <text:p>0,5704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0.948" calcext:value-type="float">
            <text:p>0,948</text:p>
          </table:table-cell>
          <table:table-cell table:number-columns-repeated="6"/>
          <table:table-cell office:value-type="float" office:value="0.249" calcext:value-type="float">
            <text:p>0,249</text:p>
          </table:table-cell>
          <table:table-cell office:value-type="float" office:value="0.5673" calcext:value-type="float">
            <text:p>0,5673</text:p>
          </table:table-cell>
          <table:table-cell/>
          <table:table-cell office:value-type="float" office:value="0.499" calcext:value-type="float">
            <text:p>0,499</text:p>
          </table:table-cell>
          <table:table-cell office:value-type="float" office:value="0.5621" calcext:value-type="float">
            <text:p>0,5621</text:p>
          </table:table-cell>
          <table:table-cell/>
          <table:table-cell office:value-type="float" office:value="0.537" calcext:value-type="float">
            <text:p>0,537</text:p>
          </table:table-cell>
          <table:table-cell office:value-type="float" office:value="1.545" calcext:value-type="float">
            <text:p>1,545</text:p>
          </table:table-cell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0.5373" calcext:value-type="float">
            <text:p>0,5373</text:p>
          </table:table-cell>
          <table:table-cell table:number-columns-repeated="8"/>
          <table:table-cell office:value-type="float" office:value="0.698" calcext:value-type="float">
            <text:p>0,698</text:p>
          </table:table-cell>
          <table:table-cell office:value-type="float" office:value="0.5682" calcext:value-type="float">
            <text:p>0,5682</text:p>
          </table:table-cell>
          <table:table-cell/>
          <table:table-cell office:value-type="float" office:value="0.448" calcext:value-type="float">
            <text:p>0,448</text:p>
          </table:table-cell>
          <table:table-cell office:value-type="float" office:value="0.677" calcext:value-type="float">
            <text:p>0,677</text:p>
          </table:table-cell>
          <table:table-cell table:number-columns-repeated="6"/>
          <table:table-cell office:value-type="float" office:value="0.299" calcext:value-type="float">
            <text:p>0,299</text:p>
          </table:table-cell>
          <table:table-cell office:value-type="float" office:value="0.5658" calcext:value-type="float">
            <text:p>0,5658</text:p>
          </table:table-cell>
          <table:table-cell/>
          <table:table-cell office:value-type="float" office:value="0.599" calcext:value-type="float">
            <text:p>0,599</text:p>
          </table:table-cell>
          <table:table-cell office:value-type="float" office:value="0.559" calcext:value-type="float">
            <text:p>0,559</text:p>
          </table:table-cell>
          <table:table-cell/>
          <table:table-cell office:value-type="float" office:value="0.558" calcext:value-type="float">
            <text:p>0,558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0.5302" calcext:value-type="float">
            <text:p>0,5302</text:p>
          </table:table-cell>
          <table:table-cell table:number-columns-repeated="8"/>
          <table:table-cell office:value-type="float" office:value="0.798" calcext:value-type="float">
            <text:p>0,798</text:p>
          </table:table-cell>
          <table:table-cell office:value-type="float" office:value="0.566" calcext:value-type="float">
            <text:p>0,566</text:p>
          </table:table-cell>
          <table:table-cell/>
          <table:table-cell office:value-type="float" office:value="0.498" calcext:value-type="float">
            <text:p>0,498</text:p>
          </table:table-cell>
          <table:table-cell office:value-type="float" office:value="0.397" calcext:value-type="float">
            <text:p>0,397</text:p>
          </table:table-cell>
          <table:table-cell table:number-columns-repeated="6"/>
          <table:table-cell office:value-type="float" office:value="0.349" calcext:value-type="float">
            <text:p>0,349</text:p>
          </table:table-cell>
          <table:table-cell office:value-type="float" office:value="0.5643" calcext:value-type="float">
            <text:p>0,5643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0.5561" calcext:value-type="float">
            <text:p>0,5561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5231" calcext:value-type="float">
            <text:p>0,5231</text:p>
          </table:table-cell>
          <table:table-cell table:number-columns-repeated="8"/>
          <table:table-cell office:value-type="float" office:value="0.898" calcext:value-type="float">
            <text:p>0,898</text:p>
          </table:table-cell>
          <table:table-cell office:value-type="float" office:value="0.5637" calcext:value-type="float">
            <text:p>0,5637</text:p>
          </table:table-cell>
          <table:table-cell/>
          <table:table-cell office:value-type="float" office:value="0.548" calcext:value-type="float">
            <text:p>0,548</text:p>
          </table:table-cell>
          <table:table-cell office:value-type="float" office:value="0.137" calcext:value-type="float">
            <text:p>0,137</text:p>
          </table:table-cell>
          <table:table-cell table:number-columns-repeated="6"/>
          <table:table-cell office:value-type="float" office:value="0.399" calcext:value-type="float">
            <text:p>0,399</text:p>
          </table:table-cell>
          <table:table-cell office:value-type="float" office:value="0.5629" calcext:value-type="float">
            <text:p>0,5629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0.5532" calcext:value-type="float">
            <text:p>0,5532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office:value-type="float" office:value="0.5161" calcext:value-type="float">
            <text:p>0,5161</text:p>
          </table:table-cell>
          <table:table-cell table:number-columns-repeated="8"/>
          <table:table-cell office:value-type="float" office:value="0.998" calcext:value-type="float">
            <text:p>0,998</text:p>
          </table:table-cell>
          <table:table-cell office:value-type="float" office:value="0.5614" calcext:value-type="float">
            <text:p>0,5614</text:p>
          </table:table-cell>
          <table:table-cell table:style-name="ce1" office:value-type="string" calcext:value-type="string">
            <text:p>Set 0,6V</text:p>
          </table:table-cell>
          <table:table-cell office:value-type="float" office:value="0.575" calcext:value-type="float">
            <text:p>0,57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449" calcext:value-type="float">
            <text:p>0,449</text:p>
          </table:table-cell>
          <table:table-cell office:value-type="float" office:value="0.5616" calcext:value-type="float">
            <text:p>0,5616</text:p>
          </table:table-cell>
          <table:table-cell/>
          <table:table-cell office:value-type="float" office:value="0.899" calcext:value-type="float">
            <text:p>0,899</text:p>
          </table:table-cell>
          <table:table-cell office:value-type="float" office:value="0.5504" calcext:value-type="float">
            <text:p>0,5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509" calcext:value-type="float">
            <text:p>0,509</text:p>
          </table:table-cell>
          <table:table-cell table:number-columns-repeated="8"/>
          <table:table-cell office:value-type="float" office:value="1.098" calcext:value-type="float">
            <text:p>1,098</text:p>
          </table:table-cell>
          <table:table-cell office:value-type="float" office:value="0.5591" calcext:value-type="float">
            <text:p>0,5591</text:p>
          </table:table-cell>
          <table:table-cell table:number-columns-repeated="9"/>
          <table:table-cell office:value-type="float" office:value="0.499" calcext:value-type="float">
            <text:p>0,499</text:p>
          </table:table-cell>
          <table:table-cell office:value-type="float" office:value="0.5601" calcext:value-type="float">
            <text:p>0,5601</text:p>
          </table:table-cell>
          <table:table-cell/>
          <table:table-cell office:value-type="float" office:value="0.999" calcext:value-type="float">
            <text:p>0,999</text:p>
          </table:table-cell>
          <table:table-cell office:value-type="float" office:value="0.5474" calcext:value-type="float">
            <text:p>0,5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0.5022" calcext:value-type="float">
            <text:p>0,5022</text:p>
          </table:table-cell>
          <table:table-cell table:number-columns-repeated="8"/>
          <table:table-cell office:value-type="float" office:value="1.199" calcext:value-type="float">
            <text:p>1,199</text:p>
          </table:table-cell>
          <table:table-cell office:value-type="float" office:value="0.5569" calcext:value-type="float">
            <text:p>0,5569</text:p>
          </table:table-cell>
          <table:table-cell/>
          <table:table-cell office:value-type="string" calcext:value-type="string">
            <text:p>CV 4 wire mode</text:p>
          </table:table-cell>
          <table:table-cell table:number-columns-repeated="2"/>
          <table:table-cell office:value-type="string" calcext:value-type="string">
            <text:p>CV/4 wire mode with thicker cables </text:p>
          </table:table-cell>
          <table:table-cell table:number-columns-repeated="4"/>
          <table:table-cell office:value-type="float" office:value="0.549" calcext:value-type="float">
            <text:p>0,549</text:p>
          </table:table-cell>
          <table:table-cell office:value-type="float" office:value="0.5586" calcext:value-type="float">
            <text:p>0,5586</text:p>
          </table:table-cell>
          <table:table-cell/>
          <table:table-cell office:value-type="float" office:value="1.098" calcext:value-type="float">
            <text:p>1,098</text:p>
          </table:table-cell>
          <table:table-cell office:value-type="float" office:value="0.5444" calcext:value-type="float">
            <text:p>0,5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4952" calcext:value-type="float">
            <text:p>0,4952</text:p>
          </table:table-cell>
          <table:table-cell table:number-columns-repeated="8"/>
          <table:table-cell office:value-type="float" office:value="1.299" calcext:value-type="float">
            <text:p>1,299</text:p>
          </table:table-cell>
          <table:table-cell office:value-type="float" office:value="0.5546" calcext:value-type="float">
            <text:p>0,5546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0.599" calcext:value-type="float">
            <text:p>0,599</text:p>
          </table:table-cell>
          <table:table-cell office:value-type="float" office:value="0.5571" calcext:value-type="float">
            <text:p>0,5571</text:p>
          </table:table-cell>
          <table:table-cell/>
          <table:table-cell office:value-type="float" office:value="1.199" calcext:value-type="float">
            <text:p>1,199</text:p>
          </table:table-cell>
          <table:table-cell office:value-type="float" office:value="0.5414" calcext:value-type="float">
            <text:p>0,5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0.4882" calcext:value-type="float">
            <text:p>0,4882</text:p>
          </table:table-cell>
          <table:table-cell table:number-columns-repeated="8"/>
          <table:table-cell office:value-type="float" office:value="1.399" calcext:value-type="float">
            <text:p>1,399</text:p>
          </table:table-cell>
          <table:table-cell office:value-type="float" office:value="0.5521" calcext:value-type="float">
            <text:p>0,5521</text:p>
          </table:table-cell>
          <table:table-cell table:style-name="ce1" office:value-type="string" calcext:value-type="string">
            <text:p>Set 0,1V</text:p>
          </table:table-cell>
          <table:table-cell office:value-type="float" office:value="0.5711" calcext:value-type="float">
            <text:p>0,5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3.328" calcext:value-type="float">
            <text:p>3,328</text:p>
          </table:table-cell>
          <table:table-cell table:number-columns-repeated="3"/>
          <table:table-cell office:value-type="float" office:value="0.699" calcext:value-type="float">
            <text:p>0,699</text:p>
          </table:table-cell>
          <table:table-cell office:value-type="float" office:value="0.5542" calcext:value-type="float">
            <text:p>0,5542</text:p>
          </table:table-cell>
          <table:table-cell/>
          <table:table-cell office:value-type="float" office:value="1.299" calcext:value-type="float">
            <text:p>1,299</text:p>
          </table:table-cell>
          <table:table-cell office:value-type="float" office:value="0.5381" calcext:value-type="float">
            <text:p>0,5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0.4814" calcext:value-type="float">
            <text:p>0,4814</text:p>
          </table:table-cell>
          <table:table-cell table:number-columns-repeated="8"/>
          <table:table-cell office:value-type="float" office:value="1.499" calcext:value-type="float">
            <text:p>1,499</text:p>
          </table:table-cell>
          <table:table-cell office:value-type="float" office:value="0.5499" calcext:value-type="float">
            <text:p>0,5499</text:p>
          </table:table-cell>
          <table:table-cell/>
          <table:table-cell office:value-type="float" office:value="0.5598" calcext:value-type="float">
            <text:p>0,5598</text:p>
          </table:table-cell>
          <table:table-cell office:value-type="float" office:value="0.437" calcext:value-type="float">
            <text:p>0,437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3.308" calcext:value-type="float">
            <text:p>3,308</text:p>
          </table:table-cell>
          <table:table-cell table:number-columns-repeated="3"/>
          <table:table-cell office:value-type="float" office:value="0.798" calcext:value-type="float">
            <text:p>0,798</text:p>
          </table:table-cell>
          <table:table-cell office:value-type="float" office:value="0.5513" calcext:value-type="float">
            <text:p>0,5513</text:p>
          </table:table-cell>
          <table:table-cell/>
          <table:table-cell office:value-type="float" office:value="1.399" calcext:value-type="float">
            <text:p>1,399</text:p>
          </table:table-cell>
          <table:table-cell office:value-type="float" office:value="0.535" calcext:value-type="float">
            <text:p>0,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office:value-type="float" office:value="0.4745" calcext:value-type="float">
            <text:p>0,4745</text:p>
          </table:table-cell>
          <table:table-cell table:number-columns-repeated="8"/>
          <table:table-cell office:value-type="float" office:value="1.598" calcext:value-type="float">
            <text:p>1,598</text:p>
          </table:table-cell>
          <table:table-cell office:value-type="float" office:value="0.5474" calcext:value-type="float">
            <text:p>0,5474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0.849" calcext:value-type="float">
            <text:p>0,849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3.275" calcext:value-type="float">
            <text:p>3,275</text:p>
          </table:table-cell>
          <table:table-cell table:number-columns-repeated="3"/>
          <table:table-cell office:value-type="float" office:value="0.898" calcext:value-type="float">
            <text:p>0,898</text:p>
          </table:table-cell>
          <table:table-cell office:value-type="float" office:value="0.5481" calcext:value-type="float">
            <text:p>0,5481</text:p>
          </table:table-cell>
          <table:table-cell/>
          <table:table-cell office:value-type="float" office:value="1.499" calcext:value-type="float">
            <text:p>1,499</text:p>
          </table:table-cell>
          <table:table-cell office:value-type="float" office:value="0.5317" calcext:value-type="float">
            <text:p>0,5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0.4675" calcext:value-type="float">
            <text:p>0,4675</text:p>
          </table:table-cell>
          <table:table-cell table:number-columns-repeated="8"/>
          <table:table-cell office:value-type="float" office:value="1.698" calcext:value-type="float">
            <text:p>1,698</text:p>
          </table:table-cell>
          <table:table-cell office:value-type="float" office:value="0.5449" calcext:value-type="float">
            <text:p>0,5449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1.254" calcext:value-type="float">
            <text:p>1,254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3.225" calcext:value-type="float">
            <text:p>3,225</text:p>
          </table:table-cell>
          <table:table-cell table:number-columns-repeated="3"/>
          <table:table-cell office:value-type="float" office:value="0.998" calcext:value-type="float">
            <text:p>0,998</text:p>
          </table:table-cell>
          <table:table-cell office:value-type="float" office:value="0.5453" calcext:value-type="float">
            <text:p>0,5453</text:p>
          </table:table-cell>
          <table:table-cell/>
          <table:table-cell office:value-type="float" office:value="1.599" calcext:value-type="float">
            <text:p>1,599</text:p>
          </table:table-cell>
          <table:table-cell office:value-type="float" office:value="0.5282" calcext:value-type="float">
            <text:p>0,5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4604" calcext:value-type="float">
            <text:p>0,4604</text:p>
          </table:table-cell>
          <table:table-cell table:number-columns-repeated="8"/>
          <table:table-cell office:value-type="float" office:value="1.798" calcext:value-type="float">
            <text:p>1,798</text:p>
          </table:table-cell>
          <table:table-cell office:value-type="float" office:value="0.5425" calcext:value-type="float">
            <text:p>0,5425</text:p>
          </table:table-cell>
          <table:table-cell/>
          <table:table-cell office:value-type="float" office:value="0.5299" calcext:value-type="float">
            <text:p>0,5299</text:p>
          </table:table-cell>
          <table:table-cell office:value-type="float" office:value="1.628" calcext:value-type="float">
            <text:p>1,628</text:p>
          </table:table-cell>
          <table:table-cell/>
          <table:table-cell office:value-type="float" office:value="0.422" calcext:value-type="float">
            <text:p>0,422</text:p>
          </table:table-cell>
          <table:table-cell office:value-type="float" office:value="3.144" calcext:value-type="float">
            <text:p>3,144</text:p>
          </table:table-cell>
          <table:table-cell table:number-columns-repeated="3"/>
          <table:table-cell office:value-type="float" office:value="1.098" calcext:value-type="float">
            <text:p>1,098</text:p>
          </table:table-cell>
          <table:table-cell office:value-type="float" office:value="0.5422" calcext:value-type="float">
            <text:p>0,5422</text:p>
          </table:table-cell>
          <table:table-cell/>
          <table:table-cell office:value-type="float" office:value="1.699" calcext:value-type="float">
            <text:p>1,699</text:p>
          </table:table-cell>
          <table:table-cell office:value-type="float" office:value="0.5248" calcext:value-type="float">
            <text:p>0,5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8" calcext:value-type="float">
            <text:p>0,998</text:p>
          </table:table-cell>
          <table:table-cell office:value-type="float" office:value="0.4534" calcext:value-type="float">
            <text:p>0,4534</text:p>
          </table:table-cell>
          <table:table-cell table:number-columns-repeated="8"/>
          <table:table-cell office:value-type="float" office:value="1.898" calcext:value-type="float">
            <text:p>1,898</text:p>
          </table:table-cell>
          <table:table-cell office:value-type="float" office:value="0.5399" calcext:value-type="float">
            <text:p>0,5399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1.986" calcext:value-type="float">
            <text:p>1,986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3.025" calcext:value-type="float">
            <text:p>3,025</text:p>
          </table:table-cell>
          <table:table-cell table:number-columns-repeated="3"/>
          <table:table-cell office:value-type="float" office:value="1.199" calcext:value-type="float">
            <text:p>1,199</text:p>
          </table:table-cell>
          <table:table-cell office:value-type="float" office:value="0.5393" calcext:value-type="float">
            <text:p>0,5393</text:p>
          </table:table-cell>
          <table:table-cell/>
          <table:table-cell office:value-type="float" office:value="1.799" calcext:value-type="float">
            <text:p>1,799</text:p>
          </table:table-cell>
          <table:table-cell office:value-type="float" office:value="0.5212" calcext:value-type="float">
            <text:p>0,5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98" calcext:value-type="float">
            <text:p>1,098</text:p>
          </table:table-cell>
          <table:table-cell office:value-type="float" office:value="0.4396" calcext:value-type="float">
            <text:p>0,4396</text:p>
          </table:table-cell>
          <table:table-cell table:number-columns-repeated="8"/>
          <table:table-cell office:value-type="float" office:value="1.998" calcext:value-type="float">
            <text:p>1,998</text:p>
          </table:table-cell>
          <table:table-cell office:value-type="float" office:value="0.5374" calcext:value-type="float">
            <text:p>0,5374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2.327" calcext:value-type="float">
            <text:p>2,327</text:p>
          </table:table-cell>
          <table:table-cell/>
          <table:table-cell office:value-type="float" office:value="0.461" calcext:value-type="float">
            <text:p>0,461</text:p>
          </table:table-cell>
          <table:table-cell office:value-type="float" office:value="2.826" calcext:value-type="float">
            <text:p>2,826</text:p>
          </table:table-cell>
          <table:table-cell table:number-columns-repeated="3"/>
          <table:table-cell office:value-type="float" office:value="1.399" calcext:value-type="float">
            <text:p>1,399</text:p>
          </table:table-cell>
          <table:table-cell office:value-type="float" office:value="0.5328" calcext:value-type="float">
            <text:p>0,5328</text:p>
          </table:table-cell>
          <table:table-cell/>
          <table:table-cell office:value-type="float" office:value="1.899" calcext:value-type="float">
            <text:p>1,899</text:p>
          </table:table-cell>
          <table:table-cell office:value-type="float" office:value="0.5174" calcext:value-type="float">
            <text:p>0,5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99" calcext:value-type="float">
            <text:p>1,199</text:p>
          </table:table-cell>
          <table:table-cell office:value-type="float" office:value="0.4256" calcext:value-type="float">
            <text:p>0,4256</text:p>
          </table:table-cell>
          <table:table-cell table:number-columns-repeated="8"/>
          <table:table-cell office:value-type="float" office:value="2.098" calcext:value-type="float">
            <text:p>2,098</text:p>
          </table:table-cell>
          <table:table-cell office:value-type="float" office:value="0.5346" calcext:value-type="float">
            <text:p>0,5346</text:p>
          </table:table-cell>
          <table:table-cell/>
          <table:table-cell office:value-type="float" office:value="0.4999" calcext:value-type="float">
            <text:p>0,4999</text:p>
          </table:table-cell>
          <table:table-cell office:value-type="float" office:value="2.643" calcext:value-type="float">
            <text:p>2,643</text:p>
          </table:table-cell>
          <table:table-cell/>
          <table:table-cell office:value-type="float" office:value="0.481" calcext:value-type="float">
            <text:p>0,481</text:p>
          </table:table-cell>
          <table:table-cell office:value-type="float" office:value="2.528" calcext:value-type="float">
            <text:p>2,528</text:p>
          </table:table-cell>
          <table:table-cell table:number-columns-repeated="3"/>
          <table:table-cell office:value-type="float" office:value="1.599" calcext:value-type="float">
            <text:p>1,599</text:p>
          </table:table-cell>
          <table:table-cell office:value-type="float" office:value="0.5263" calcext:value-type="float">
            <text:p>0,5263</text:p>
          </table:table-cell>
          <table:table-cell/>
          <table:table-cell office:value-type="float" office:value="1.999" calcext:value-type="float">
            <text:p>1,999</text:p>
          </table:table-cell>
          <table:table-cell office:value-type="float" office:value="0.5134" calcext:value-type="float">
            <text:p>0,5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9" calcext:value-type="float">
            <text:p>1,299</text:p>
          </table:table-cell>
          <table:table-cell office:value-type="float" office:value="0.4117" calcext:value-type="float">
            <text:p>0,4117</text:p>
          </table:table-cell>
          <table:table-cell table:number-columns-repeated="8"/>
          <table:table-cell office:value-type="float" office:value="2.198" calcext:value-type="float">
            <text:p>2,198</text:p>
          </table:table-cell>
          <table:table-cell office:value-type="float" office:value="0.5319" calcext:value-type="float">
            <text:p>0,5319</text:p>
          </table:table-cell>
          <table:table-cell/>
          <table:table-cell office:value-type="float" office:value="0.4901" calcext:value-type="float">
            <text:p>0,4901</text:p>
          </table:table-cell>
          <table:table-cell office:value-type="float" office:value="2.914" calcext:value-type="float">
            <text:p>2,914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2.117" calcext:value-type="float">
            <text:p>2,117</text:p>
          </table:table-cell>
          <table:table-cell table:number-columns-repeated="3"/>
          <table:table-cell office:value-type="float" office:value="1.799" calcext:value-type="float">
            <text:p>1,799</text:p>
          </table:table-cell>
          <table:table-cell office:value-type="float" office:value="0.5189" calcext:value-type="float">
            <text:p>0,5189</text:p>
          </table:table-cell>
          <table:table-cell/>
          <table:table-cell office:value-type="float" office:value="2.098" calcext:value-type="float">
            <text:p>2,098</text:p>
          </table:table-cell>
          <table:table-cell office:value-type="float" office:value="0.5092" calcext:value-type="float">
            <text:p>0,5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99" calcext:value-type="float">
            <text:p>1,399</text:p>
          </table:table-cell>
          <table:table-cell office:value-type="float" office:value="0.3979" calcext:value-type="float">
            <text:p>0,3979</text:p>
          </table:table-cell>
          <table:table-cell table:number-columns-repeated="8"/>
          <table:table-cell office:value-type="float" office:value="2.299" calcext:value-type="float">
            <text:p>2,299</text:p>
          </table:table-cell>
          <table:table-cell office:value-type="float" office:value="0.5292" calcext:value-type="float">
            <text:p>0,5292</text:p>
          </table:table-cell>
          <table:table-cell/>
          <table:table-cell office:value-type="float" office:value="0.4814" calcext:value-type="float">
            <text:p>0,4814</text:p>
          </table:table-cell>
          <table:table-cell office:value-type="float" office:value="3.153" calcext:value-type="float">
            <text:p>3,153</text:p>
          </table:table-cell>
          <table:table-cell/>
          <table:table-cell office:value-type="float" office:value="0.519" calcext:value-type="float">
            <text:p>0,519</text:p>
          </table:table-cell>
          <table:table-cell office:value-type="float" office:value="1.644" calcext:value-type="float">
            <text:p>1,644</text:p>
          </table:table-cell>
          <table:table-cell table:number-columns-repeated="3"/>
          <table:table-cell office:value-type="float" office:value="1.998" calcext:value-type="float">
            <text:p>1,998</text:p>
          </table:table-cell>
          <table:table-cell office:value-type="float" office:value="0.5111" calcext:value-type="float">
            <text:p>0,5111</text:p>
          </table:table-cell>
          <table:table-cell/>
          <table:table-cell office:value-type="float" office:value="2.198" calcext:value-type="float">
            <text:p>2,198</text:p>
          </table:table-cell>
          <table:table-cell office:value-type="float" office:value="0.5051" calcext:value-type="float">
            <text:p>0,5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99" calcext:value-type="float">
            <text:p>1,499</text:p>
          </table:table-cell>
          <table:table-cell office:value-type="float" office:value="0.384" calcext:value-type="float">
            <text:p>0,384</text:p>
          </table:table-cell>
          <table:table-cell table:number-columns-repeated="8"/>
          <table:table-cell office:value-type="float" office:value="2.399" calcext:value-type="float">
            <text:p>2,399</text:p>
          </table:table-cell>
          <table:table-cell office:value-type="float" office:value="0.5263" calcext:value-type="float">
            <text:p>0,5263</text:p>
          </table:table-cell>
          <table:table-cell table:number-columns-repeated="4"/>
          <table:table-cell office:value-type="float" office:value="0.54" calcext:value-type="float">
            <text:p>0,54</text:p>
          </table:table-cell>
          <table:table-cell office:value-type="float" office:value="1.004" calcext:value-type="float">
            <text:p>1,004</text:p>
          </table:table-cell>
          <table:table-cell table:number-columns-repeated="3"/>
          <table:table-cell office:value-type="float" office:value="2.198" calcext:value-type="float">
            <text:p>2,198</text:p>
          </table:table-cell>
          <table:table-cell office:value-type="float" office:value="0.5025" calcext:value-type="float">
            <text:p>0,5025</text:p>
          </table:table-cell>
          <table:table-cell/>
          <table:table-cell office:value-type="float" office:value="2.299" calcext:value-type="float">
            <text:p>2,299</text:p>
          </table:table-cell>
          <table:table-cell office:value-type="float" office:value="0.5004" calcext:value-type="float">
            <text:p>0,5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99" calcext:value-type="float">
            <text:p>1,599</text:p>
          </table:table-cell>
          <table:table-cell office:value-type="float" office:value="0.3701" calcext:value-type="float">
            <text:p>0,3701</text:p>
          </table:table-cell>
          <table:table-cell table:number-columns-repeated="8"/>
          <table:table-cell office:value-type="float" office:value="2.499" calcext:value-type="float">
            <text:p>2,499</text:p>
          </table:table-cell>
          <table:table-cell office:value-type="float" office:value="0.5234" calcext:value-type="float">
            <text:p>0,5234</text:p>
          </table:table-cell>
          <table:table-cell table:number-columns-repeated="4"/>
          <table:table-cell office:value-type="float" office:value="0.56" calcext:value-type="float">
            <text:p>0,56</text:p>
          </table:table-cell>
          <table:table-cell office:value-type="float" office:value="0.258" calcext:value-type="float">
            <text:p>0,258</text:p>
          </table:table-cell>
          <table:table-cell table:number-columns-repeated="3"/>
          <table:table-cell office:value-type="float" office:value="2.399" calcext:value-type="float">
            <text:p>2,399</text:p>
          </table:table-cell>
          <table:table-cell office:value-type="float" office:value="0.4928" calcext:value-type="float">
            <text:p>0,4928</text:p>
          </table:table-cell>
          <table:table-cell/>
          <table:table-cell office:value-type="float" office:value="2.399" calcext:value-type="float">
            <text:p>2,399</text:p>
          </table:table-cell>
          <table:table-cell office:value-type="float" office:value="0.4958" calcext:value-type="float">
            <text:p>0,4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98" calcext:value-type="float">
            <text:p>1,698</text:p>
          </table:table-cell>
          <table:table-cell office:value-type="float" office:value="0.3563" calcext:value-type="float">
            <text:p>0,3563</text:p>
          </table:table-cell>
          <table:table-cell table:number-columns-repeated="8"/>
          <table:table-cell office:value-type="float" office:value="2.599" calcext:value-type="float">
            <text:p>2,599</text:p>
          </table:table-cell>
          <table:table-cell office:value-type="float" office:value="0.5204" calcext:value-type="float">
            <text:p>0,5204</text:p>
          </table:table-cell>
          <table:table-cell table:number-columns-repeated="4"/>
          <table:table-cell office:value-type="float" office:value="0.567" calcext:value-type="float">
            <text:p>0,5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.599" calcext:value-type="float">
            <text:p>2,599</text:p>
          </table:table-cell>
          <table:table-cell office:value-type="float" office:value="0.4814" calcext:value-type="float">
            <text:p>0,4814</text:p>
          </table:table-cell>
          <table:table-cell/>
          <table:table-cell office:value-type="float" office:value="2.499" calcext:value-type="float">
            <text:p>2,499</text:p>
          </table:table-cell>
          <table:table-cell office:value-type="float" office:value="0.4906" calcext:value-type="float">
            <text:p>0,4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98" calcext:value-type="float">
            <text:p>1,798</text:p>
          </table:table-cell>
          <table:table-cell office:value-type="float" office:value="0.3426" calcext:value-type="float">
            <text:p>0,3426</text:p>
          </table:table-cell>
          <table:table-cell table:number-columns-repeated="8"/>
          <table:table-cell office:value-type="float" office:value="2.698" calcext:value-type="float">
            <text:p>2,698</text:p>
          </table:table-cell>
          <table:table-cell office:value-type="float" office:value="0.5175" calcext:value-type="float">
            <text:p>0,5175</text:p>
          </table:table-cell>
          <table:table-cell table:number-columns-repeated="9"/>
          <table:table-cell office:value-type="float" office:value="2.799" calcext:value-type="float">
            <text:p>2,799</text:p>
          </table:table-cell>
          <table:table-cell office:value-type="float" office:value="0.4673" calcext:value-type="float">
            <text:p>0,4673</text:p>
          </table:table-cell>
          <table:table-cell/>
          <table:table-cell office:value-type="float" office:value="2.599" calcext:value-type="float">
            <text:p>2,599</text:p>
          </table:table-cell>
          <table:table-cell office:value-type="float" office:value="0.4849" calcext:value-type="float">
            <text:p>0,4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98" calcext:value-type="float">
            <text:p>1,898</text:p>
          </table:table-cell>
          <table:table-cell office:value-type="float" office:value="0.3144" calcext:value-type="float">
            <text:p>0,3144</text:p>
          </table:table-cell>
          <table:table-cell table:number-columns-repeated="8"/>
          <table:table-cell office:value-type="float" office:value="2.799" calcext:value-type="float">
            <text:p>2,799</text:p>
          </table:table-cell>
          <table:table-cell office:value-type="float" office:value="0.5146" calcext:value-type="float">
            <text:p>0,5146</text:p>
          </table:table-cell>
          <table:table-cell table:number-columns-repeated="9"/>
          <table:table-cell office:value-type="float" office:value="2.998" calcext:value-type="float">
            <text:p>2,998</text:p>
          </table:table-cell>
          <table:table-cell office:value-type="float" office:value="0.4492" calcext:value-type="float">
            <text:p>0,4492</text:p>
          </table:table-cell>
          <table:table-cell/>
          <table:table-cell office:value-type="float" office:value="2.699" calcext:value-type="float">
            <text:p>2,699</text:p>
          </table:table-cell>
          <table:table-cell office:value-type="float" office:value="0.4781" calcext:value-type="float">
            <text:p>0,47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98" calcext:value-type="float">
            <text:p>2,098</text:p>
          </table:table-cell>
          <table:table-cell office:value-type="float" office:value="0.3006" calcext:value-type="float">
            <text:p>0,3006</text:p>
          </table:table-cell>
          <table:table-cell table:number-columns-repeated="8"/>
          <table:table-cell office:value-type="float" office:value="2.898" calcext:value-type="float">
            <text:p>2,898</text:p>
          </table:table-cell>
          <table:table-cell office:value-type="float" office:value="0.5116" calcext:value-type="float">
            <text:p>0,5116</text:p>
          </table:table-cell>
          <table:table-cell table:number-columns-repeated="9"/>
          <table:table-cell office:value-type="float" office:value="3.198" calcext:value-type="float">
            <text:p>3,198</text:p>
          </table:table-cell>
          <table:table-cell office:value-type="float" office:value="0.414" calcext:value-type="float">
            <text:p>0,414</text:p>
          </table:table-cell>
          <table:table-cell/>
          <table:table-cell office:value-type="float" office:value="2.799" calcext:value-type="float">
            <text:p>2,799</text:p>
          </table:table-cell>
          <table:table-cell office:value-type="float" office:value="0.471" calcext:value-type="float">
            <text:p>0,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98" calcext:value-type="float">
            <text:p>2,198</text:p>
          </table:table-cell>
          <table:table-cell office:value-type="float" office:value="0.2866" calcext:value-type="float">
            <text:p>0,2866</text:p>
          </table:table-cell>
          <table:table-cell table:number-columns-repeated="8"/>
          <table:table-cell office:value-type="float" office:value="2.998" calcext:value-type="float">
            <text:p>2,998</text:p>
          </table:table-cell>
          <table:table-cell office:value-type="float" office:value="0.5085" calcext:value-type="float">
            <text:p>0,5085</text:p>
          </table:table-cell>
          <table:table-cell table:number-columns-repeated="9"/>
          <table:table-cell office:value-type="float" office:value="3.298" calcext:value-type="float">
            <text:p>3,298</text:p>
          </table:table-cell>
          <table:table-cell office:value-type="float" office:value="0.3674" calcext:value-type="float">
            <text:p>0,3674</text:p>
          </table:table-cell>
          <table:table-cell/>
          <table:table-cell office:value-type="float" office:value="2.898" calcext:value-type="float">
            <text:p>2,898</text:p>
          </table:table-cell>
          <table:table-cell office:value-type="float" office:value="0.4624" calcext:value-type="float">
            <text:p>0,4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99" calcext:value-type="float">
            <text:p>2,299</text:p>
          </table:table-cell>
          <table:table-cell office:value-type="float" office:value="0.2723" calcext:value-type="float">
            <text:p>0,2723</text:p>
          </table:table-cell>
          <table:table-cell table:number-columns-repeated="8"/>
          <table:table-cell office:value-type="float" office:value="3.098" calcext:value-type="float">
            <text:p>3,098</text:p>
          </table:table-cell>
          <table:table-cell office:value-type="float" office:value="0.5051" calcext:value-type="float">
            <text:p>0,5051</text:p>
          </table:table-cell>
          <table:table-cell table:number-columns-repeated="9"/>
          <table:table-cell office:value-type="float" office:value="3.348" calcext:value-type="float">
            <text:p>3,348</text:p>
          </table:table-cell>
          <table:table-cell office:value-type="float" office:value="0.2908" calcext:value-type="float">
            <text:p>0,2908</text:p>
          </table:table-cell>
          <table:table-cell/>
          <table:table-cell office:value-type="float" office:value="2.998" calcext:value-type="float">
            <text:p>2,998</text:p>
          </table:table-cell>
          <table:table-cell office:value-type="float" office:value="0.453" calcext:value-type="float">
            <text:p>0,4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99" calcext:value-type="float">
            <text:p>2,399</text:p>
          </table:table-cell>
          <table:table-cell office:value-type="float" office:value="0.2585" calcext:value-type="float">
            <text:p>0,2585</text:p>
          </table:table-cell>
          <table:table-cell table:number-columns-repeated="8"/>
          <table:table-cell office:value-type="float" office:value="3.198" calcext:value-type="float">
            <text:p>3,198</text:p>
          </table:table-cell>
          <table:table-cell office:value-type="float" office:value="0.5018" calcext:value-type="float">
            <text:p>0,5018</text:p>
          </table:table-cell>
          <table:table-cell table:number-columns-repeated="12"/>
          <table:table-cell office:value-type="float" office:value="3.099" calcext:value-type="float">
            <text:p>3,099</text:p>
          </table:table-cell>
          <table:table-cell office:value-type="float" office:value="0.439" calcext:value-type="float">
            <text:p>0,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99" calcext:value-type="float">
            <text:p>2,499</text:p>
          </table:table-cell>
          <table:table-cell office:value-type="float" office:value="0.2441" calcext:value-type="float">
            <text:p>0,2441</text:p>
          </table:table-cell>
          <table:table-cell table:number-columns-repeated="8"/>
          <table:table-cell office:value-type="float" office:value="3.298" calcext:value-type="float">
            <text:p>3,298</text:p>
          </table:table-cell>
          <table:table-cell office:value-type="float" office:value="0.4983" calcext:value-type="float">
            <text:p>0,4983</text:p>
          </table:table-cell>
          <table:table-cell table:number-columns-repeated="12"/>
          <table:table-cell office:value-type="float" office:value="3.198" calcext:value-type="float">
            <text:p>3,198</text:p>
          </table:table-cell>
          <table:table-cell office:value-type="float" office:value="0.4203" calcext:value-type="float">
            <text:p>0,4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99" calcext:value-type="float">
            <text:p>2,599</text:p>
          </table:table-cell>
          <table:table-cell office:value-type="float" office:value="0.2298" calcext:value-type="float">
            <text:p>0,2298</text:p>
          </table:table-cell>
          <table:table-cell table:number-columns-repeated="8"/>
          <table:table-cell office:value-type="float" office:value="3.399" calcext:value-type="float">
            <text:p>3,399</text:p>
          </table:table-cell>
          <table:table-cell office:value-type="float" office:value="0.495" calcext:value-type="float">
            <text:p>0,495</text:p>
          </table:table-cell>
          <table:table-cell table:number-columns-repeated="12"/>
          <table:table-cell office:value-type="float" office:value="3.298" calcext:value-type="float">
            <text:p>3,298</text:p>
          </table:table-cell>
          <table:table-cell office:value-type="float" office:value="0.3821" calcext:value-type="float">
            <text:p>0,3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99" calcext:value-type="float">
            <text:p>2,699</text:p>
          </table:table-cell>
          <table:table-cell office:value-type="float" office:value="0.2158" calcext:value-type="float">
            <text:p>0,2158</text:p>
          </table:table-cell>
          <table:table-cell table:number-columns-repeated="8"/>
          <table:table-cell office:value-type="float" office:value="3.499" calcext:value-type="float">
            <text:p>3,499</text:p>
          </table:table-cell>
          <table:table-cell office:value-type="float" office:value="0.4912" calcext:value-type="float">
            <text:p>0,4912</text:p>
          </table:table-cell>
          <table:table-cell table:number-columns-repeated="12"/>
          <table:table-cell office:value-type="float" office:value="3.378" calcext:value-type="float">
            <text:p>3,378</text:p>
          </table:table-cell>
          <table:table-cell office:value-type="float" office:value="0.2456" calcext:value-type="float">
            <text:p>0,2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99" calcext:value-type="float">
            <text:p>2,799</text:p>
          </table:table-cell>
          <table:table-cell office:value-type="float" office:value="0.2016" calcext:value-type="float">
            <text:p>0,2016</text:p>
          </table:table-cell>
          <table:table-cell table:number-columns-repeated="8"/>
          <table:table-cell office:value-type="float" office:value="3.525" calcext:value-type="float">
            <text:p>3,525</text:p>
          </table:table-cell>
          <table:table-cell office:value-type="float" office:value="0.4901" calcext:value-type="float">
            <text:p>0,49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0.1881" calcext:value-type="float">
            <text:p>0,188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.998" calcext:value-type="float">
            <text:p>2,998</text:p>
          </table:table-cell>
          <table:table-cell office:value-type="float" office:value="0.1738" calcext:value-type="float">
            <text:p>0,173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098" calcext:value-type="float">
            <text:p>3,098</text:p>
          </table:table-cell>
          <table:table-cell office:value-type="float" office:value="0.1597" calcext:value-type="float">
            <text:p>0,159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198" calcext:value-type="float">
            <text:p>3,198</text:p>
          </table:table-cell>
          <table:table-cell office:value-type="float" office:value="0.1455" calcext:value-type="float">
            <text:p>0,145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298" calcext:value-type="float">
            <text:p>3,298</text:p>
          </table:table-cell>
          <table:table-cell office:value-type="float" office:value="0.131" calcext:value-type="float">
            <text:p>0,13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399" calcext:value-type="float">
            <text:p>3,399</text:p>
          </table:table-cell>
          <table:table-cell office:value-type="float" office:value="0.1177" calcext:value-type="float">
            <text:p>0,117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499" calcext:value-type="float">
            <text:p>3,499</text:p>
          </table:table-cell>
          <table:table-cell office:value-type="float" office:value="0.103" calcext:value-type="float">
            <text:p>0,1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599" calcext:value-type="float">
            <text:p>3,599</text:p>
          </table:table-cell>
          <table:table-cell office:value-type="float" office:value="0.0879" calcext:value-type="float">
            <text:p>0,087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653" calcext:value-type="float">
            <text:p>3,653</text:p>
          </table:table-cell>
          <table:table-cell office:value-type="float" office:value="0.0791" calcext:value-type="float">
            <text:p>0,079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.654" calcext:value-type="float">
            <text:p>3,654</text:p>
          </table:table-cell>
          <table:table-cell office:value-type="float" office:value="0.0791" calcext:value-type="float">
            <text:p>0,079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1:34:03.1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7T14:30:57.349000000</meta:creation-date>
    <dc:date>2025-07-11T12:43:15.554000000</dc:date>
    <meta:editing-duration>PT7H12M36S</meta:editing-duration>
    <meta:editing-cycles>6</meta:editing-cycles>
    <meta:generator>LibreOffice/7.6.2.1$Windows_X86_64 LibreOffice_project/56f7684011345957bbf33a7ee678afaf4d2ba333</meta:generator>
    <meta:document-statistic meta:table-count="1" meta:cell-count="41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5cm" svg:height="8.985cm" xlink:href=".." xlink:type="simple" chart:class="chart:scatter" chart:style-name="ch1">
        <chart:title svg:x="5.168cm" svg:y="0.315cm" chart:style-name="ch2">
          <text:p>Test CC/CV 4/2 wire mode</text:p>
        </chart:title>
        <chart:legend chart:legend-position="end" svg:x="10.175cm" svg:y="2.275cm" style:legend-expansion="high" chart:style-name="ch3"/>
        <chart:plot-area chart:style-name="ch4" table:cell-range-address="Feuille1.P5:Feuille1.P15 Feuille1.Z6:Feuille1.AA40 Feuille1.Z4:Feuille1.Z4 Feuille1.AC4:Feuille1.AC4 Feuille1.AD6:Feuille1.AD13 Feuille1.W4:Feuille1.W4 Feuille1.W6:Feuille1.W43 Feuille1.R17:Feuille1.R17 Feuille1.O17:Feuille1.O17 Feuille1.P19:Feuille1.P28 Feuille1.L3:Feuille1.L3 Feuille1.L5:Feuille1.L41 Feuille1.O3:Feuille1.O3" chart:data-source-has-labels="both" svg:x="1.32cm" svg:y="1.299cm" svg:width="8.536cm" svg:height="6.536cm">
          <chart:coordinate-region svg:x="2.058cm" svg:y="1.501cm" svg:width="7.553cm" svg:height="5.681cm"/>
          <chart:axis chart:dimension="x" chart:name="primary-x" chart:style-name="ch5" chartooo:axis-type="auto">
            <chart:title svg:x="4.758cm" svg:y="8.014cm" chart:style-name="ch6">
              <text:p>Voltage (V)</text:p>
            </chart:title>
            <chart:categories table:cell-range-address="Feuille1.P5:Feuille1.P15"/>
          </chart:axis>
          <chart:axis chart:dimension="y" chart:name="primary-y" chart:style-name="ch7">
            <chart:title svg:x="0.451cm" svg:y="5.397cm" chart:style-name="ch8">
              <text:p>Current (A)</text:p>
            </chart:title>
            <chart:grid chart:style-name="ch9" chart:class="major"/>
          </chart:axis>
          <chart:series chart:style-name="ch10" chart:values-cell-range-address="Feuille1.Z6:Feuille1.Z40" chart:label-cell-address="Feuille1.Z4:Feuille1.Z4" chart:class="chart:scatter">
            <chart:domain table:cell-range-address="Feuille1.AA6:Feuille1.AA40"/>
            <chart:data-point chart:repeated="35"/>
          </chart:series>
          <chart:series chart:style-name="ch11" chart:values-cell-range-address="Feuille1.AD6:Feuille1.AD13" chart:label-cell-address="Feuille1.AC4:Feuille1.AC4" chart:class="chart:scatter">
            <chart:domain table:cell-range-address="Feuille1.AC6:Feuille1.AC14"/>
            <chart:data-point chart:repeated="9"/>
          </chart:series>
          <chart:series chart:style-name="ch12" chart:values-cell-range-address="Feuille1.W6:Feuille1.W43" chart:label-cell-address="Feuille1.W4:Feuille1.W4" chart:class="chart:scatter">
            <chart:domain table:cell-range-address="Feuille1.X6:Feuille1.X41"/>
            <chart:data-point chart:repeated="38"/>
          </chart:series>
          <chart:series chart:style-name="ch13" chart:values-cell-range-address="Feuille1.W6:Feuille1.W36" chart:label-cell-address="Feuille1.R17:Feuille1.R17" chart:class="chart:scatter">
            <chart:domain table:cell-range-address="Feuille1.X6:Feuille1.X36"/>
            <chart:data-point chart:repeated="31"/>
          </chart:series>
          <chart:series chart:style-name="ch14" chart:values-cell-range-address="Feuille1.P19:Feuille1.P28" chart:label-cell-address="Feuille1.O17:Feuille1.O17" chart:class="chart:scatter">
            <chart:domain table:cell-range-address="Feuille1.O19:Feuille1.O28"/>
            <chart:data-point chart:repeated="10"/>
          </chart:series>
          <chart:series chart:style-name="ch15" chart:values-cell-range-address="Feuille1.L5:Feuille1.L41" chart:label-cell-address="Feuille1.L3:Feuille1.L3" chart:class="chart:scatter">
            <chart:domain table:cell-range-address="Feuille1.M5:Feuille1.M41"/>
            <chart:data-point chart:repeated="37"/>
          </chart:series>
          <chart:series chart:style-name="ch16" chart:values-cell-range-address="Feuille1.P5:Feuille1.P15" chart:label-cell-address="Feuille1.O3:Feuille1.O3" chart:class="chart:scatter">
            <chart:domain table:cell-range-address="Feuille1.O5:Feuille1.O15"/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A</text:p>
              </table:table-cell>
              <table:table-cell office:value-type="string">
                <text:p>CC/4wire new cables</text:p>
                <draw:g>
                  <svg:desc>Feuille1.Z4:Feuille1.Z4</svg:desc>
                </draw:g>
              </table:table-cell>
              <table:table-cell office:value-type="string">
                <text:p>Colonne AC</text:p>
              </table:table-cell>
              <table:table-cell office:value-type="string">
                <text:p>CV/4wire new cables</text:p>
                <draw:g>
                  <svg:desc>Feuille1.AC4:Feuille1.AC4</svg:desc>
                </draw:g>
              </table:table-cell>
              <table:table-cell office:value-type="string">
                <text:p>Colonne X</text:p>
              </table:table-cell>
              <table:table-cell office:value-type="string">
                <text:p>CC/4 wire mode with thicker wires</text:p>
                <draw:g>
                  <svg:desc>Feuille1.W4:Feuille1.W4</svg:desc>
                </draw:g>
              </table:table-cell>
              <table:table-cell office:value-type="string">
                <text:p>Colonne X</text:p>
              </table:table-cell>
              <table:table-cell office:value-type="string">
                <text:p>CV/4 wire mode with thicker cables </text:p>
                <draw:g>
                  <svg:desc>Feuille1.R17:Feuille1.R17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>CV 4 wire mode</text:p>
                <draw:g>
                  <svg:desc>Feuille1.O17:Feuille1.O17</svg:desc>
                </draw:g>
              </table:table-cell>
              <table:table-cell office:value-type="string">
                <text:p>Colonne M</text:p>
              </table:table-cell>
              <table:table-cell office:value-type="string">
                <text:p>CC 4 wire mode</text:p>
                <draw:g>
                  <svg:desc>Feuille1.L3:Feuille1.L3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>CV 2 wire mode</text:p>
                <draw:g>
                  <svg:desc>Feuille1.O3:Feuille1.O3</svg:desc>
                </draw:g>
              </table:table-cell>
            </table:table-row>
          </table:table-header-rows>
          <table:table-rows>
            <table:table-row>
              <table:table-cell office:value-type="float" office:value="2.618">
                <text:p>2.618</text:p>
                <draw:g>
                  <svg:desc>Feuille1.P5:Feuille1.P15</svg:desc>
                </draw:g>
              </table:table-cell>
              <table:table-cell office:value-type="float" office:value="0.5779">
                <text:p>0.5779</text:p>
                <draw:g>
                  <svg:desc>Feuille1.AA6:Feuille1.AA40</svg:desc>
                </draw:g>
              </table:table-cell>
              <table:table-cell office:value-type="float" office:value="0">
                <text:p>0</text:p>
                <draw:g>
                  <svg:desc>Feuille1.Z6:Feuille1.Z40</svg:desc>
                </draw:g>
              </table:table-cell>
              <table:table-cell office:value-type="float" office:value="0.214">
                <text:p>0.214</text:p>
                <draw:g>
                  <svg:desc>Feuille1.AC6:Feuille1.AC14</svg:desc>
                </draw:g>
              </table:table-cell>
              <table:table-cell office:value-type="float" office:value="3.349">
                <text:p>3.349</text:p>
                <draw:g>
                  <svg:desc>Feuille1.AD6:Feuille1.AD13</svg:desc>
                </draw:g>
              </table:table-cell>
              <table:table-cell office:value-type="float" office:value="0.5753">
                <text:p>0.5753</text:p>
                <draw:g>
                  <svg:desc>Feuille1.X6:Feuille1.X41</svg:desc>
                </draw:g>
              </table:table-cell>
              <table:table-cell office:value-type="float" office:value="0">
                <text:p>0</text:p>
                <draw:g>
                  <svg:desc>Feuille1.W6:Feuille1.W43</svg:desc>
                </draw:g>
              </table:table-cell>
              <table:table-cell office:value-type="float" office:value="0.5753">
                <text:p>0.5753</text:p>
                <draw:g>
                  <svg:desc>Feuille1.X6:Feuille1.X36</svg:desc>
                </draw:g>
              </table:table-cell>
              <table:table-cell office:value-type="float" office:value="0">
                <text:p>0</text:p>
                <draw:g>
                  <svg:desc>Feuille1.W6:Feuille1.W36</svg:desc>
                </draw:g>
              </table:table-cell>
              <table:table-cell office:value-type="float" office:value="0.5711">
                <text:p>0.5711</text:p>
                <draw:g>
                  <svg:desc>Feuille1.O19:Feuille1.O28</svg:desc>
                </draw:g>
              </table:table-cell>
              <table:table-cell office:value-type="float" office:value="0">
                <text:p>0</text:p>
                <draw:g>
                  <svg:desc>Feuille1.P19:Feuille1.P28</svg:desc>
                </draw:g>
              </table:table-cell>
              <table:table-cell office:value-type="float" office:value="0.5838">
                <text:p>0.5838</text:p>
                <draw:g>
                  <svg:desc>Feuille1.M5:Feuille1.M41</svg:desc>
                </draw:g>
              </table:table-cell>
              <table:table-cell office:value-type="float" office:value="0">
                <text:p>0</text:p>
                <draw:g>
                  <svg:desc>Feuille1.L5:Feuille1.L41</svg:desc>
                </draw:g>
              </table:table-cell>
              <table:table-cell office:value-type="float" office:value="0.098">
                <text:p>0.098</text:p>
                <draw:g>
                  <svg:desc>Feuille1.O5:Feuille1.O15</svg:desc>
                </draw:g>
              </table:table-cell>
              <table:table-cell office:value-type="float" office:value="2.618">
                <text:p>2.618</text:p>
                <draw:g>
                  <svg:desc>Feuille1.P5:Feuille1.P15</svg:desc>
                </draw:g>
              </table:table-cell>
            </table:table-row>
            <table:table-row>
              <table:table-cell office:value-type="float" office:value="2.335">
                <text:p>2.335</text:p>
              </table:table-cell>
              <table:table-cell office:value-type="float" office:value="0.575">
                <text:p>0.575</text:p>
              </table:table-cell>
              <table:table-cell office:value-type="float" office:value="0.1">
                <text:p>0.1</text:p>
              </table:table-cell>
              <table:table-cell office:value-type="float" office:value="0.297">
                <text:p>0.297</text:p>
              </table:table-cell>
              <table:table-cell office:value-type="float" office:value="3.335">
                <text:p>3.335</text:p>
              </table:table-cell>
              <table:table-cell office:value-type="float" office:value="0.5738">
                <text:p>0.5738</text:p>
              </table:table-cell>
              <table:table-cell office:value-type="float" office:value="0.049">
                <text:p>0.049</text:p>
              </table:table-cell>
              <table:table-cell office:value-type="float" office:value="0.5738">
                <text:p>0.5738</text:p>
              </table:table-cell>
              <table:table-cell office:value-type="float" office:value="0.049">
                <text:p>0.049</text:p>
              </table:table-cell>
              <table:table-cell office:value-type="float" office:value="0.5598">
                <text:p>0.5598</text:p>
              </table:table-cell>
              <table:table-cell office:value-type="float" office:value="0.437">
                <text:p>0.437</text:p>
              </table:table-cell>
              <table:table-cell office:value-type="float" office:value="0.5815">
                <text:p>0.5815</text:p>
              </table:table-cell>
              <table:table-cell office:value-type="float" office:value="0.099">
                <text:p>0.099</text:p>
              </table:table-cell>
              <table:table-cell office:value-type="float" office:value="0.149">
                <text:p>0.14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float" office:value="2.051">
                <text:p>2.051</text:p>
              </table:table-cell>
              <table:table-cell office:value-type="float" office:value="0.5722">
                <text:p>0.5722</text:p>
              </table:table-cell>
              <table:table-cell office:value-type="float" office:value="0.199">
                <text:p>0.199</text:p>
              </table:table-cell>
              <table:table-cell office:value-type="float" office:value="0.398">
                <text:p>0.398</text:p>
              </table:table-cell>
              <table:table-cell office:value-type="float" office:value="3.268">
                <text:p>3.268</text:p>
              </table:table-cell>
              <table:table-cell office:value-type="float" office:value="0.5716">
                <text:p>0.5716</text:p>
              </table:table-cell>
              <table:table-cell office:value-type="float" office:value="0.099">
                <text:p>0.099</text:p>
              </table:table-cell>
              <table:table-cell office:value-type="float" office:value="0.5716">
                <text:p>0.5716</text:p>
              </table:table-cell>
              <table:table-cell office:value-type="float" office:value="0.099">
                <text:p>0.099</text:p>
              </table:table-cell>
              <table:table-cell office:value-type="float" office:value="0.55">
                <text:p>0.55</text:p>
              </table:table-cell>
              <table:table-cell office:value-type="float" office:value="0.849">
                <text:p>0.849</text:p>
              </table:table-cell>
              <table:table-cell office:value-type="float" office:value="0.5793">
                <text:p>0.5793</text:p>
              </table:table-cell>
              <table:table-cell office:value-type="float" office:value="0.199">
                <text:p>0.199</text:p>
              </table:table-cell>
              <table:table-cell office:value-type="float" office:value="0.198">
                <text:p>0.198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float" office:value="1.772">
                <text:p>1.772</text:p>
              </table:table-cell>
              <table:table-cell office:value-type="float" office:value="0.5695">
                <text:p>0.5695</text:p>
              </table:table-cell>
              <table:table-cell office:value-type="float" office:value="0.299">
                <text:p>0.299</text:p>
              </table:table-cell>
              <table:table-cell office:value-type="float" office:value="0.498">
                <text:p>0.498</text:p>
              </table:table-cell>
              <table:table-cell office:value-type="float" office:value="2.532">
                <text:p>2.532</text:p>
              </table:table-cell>
              <table:table-cell office:value-type="float" office:value="0.5702">
                <text:p>0.5702</text:p>
              </table:table-cell>
              <table:table-cell office:value-type="float" office:value="0.149">
                <text:p>0.149</text:p>
              </table:table-cell>
              <table:table-cell office:value-type="float" office:value="0.5702">
                <text:p>0.5702</text:p>
              </table:table-cell>
              <table:table-cell office:value-type="float" office:value="0.149">
                <text:p>0.149</text:p>
              </table:table-cell>
              <table:table-cell office:value-type="float" office:value="0.54">
                <text:p>0.54</text:p>
              </table:table-cell>
              <table:table-cell office:value-type="float" office:value="1.254">
                <text:p>1.254</text:p>
              </table:table-cell>
              <table:table-cell office:value-type="float" office:value="0.5771">
                <text:p>0.5771</text:p>
              </table:table-cell>
              <table:table-cell office:value-type="float" office:value="0.299">
                <text:p>0.299</text:p>
              </table:table-cell>
              <table:table-cell office:value-type="float" office:value="0.249">
                <text:p>0.249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float" office:value="1.506">
                <text:p>1.506</text:p>
              </table:table-cell>
              <table:table-cell office:value-type="float" office:value="0.5646">
                <text:p>0.5646</text:p>
              </table:table-cell>
              <table:table-cell office:value-type="float" office:value="0.399">
                <text:p>0.399</text:p>
              </table:table-cell>
              <table:table-cell office:value-type="float" office:value="0.516">
                <text:p>0.516</text:p>
              </table:table-cell>
              <table:table-cell office:value-type="float" office:value="2.093">
                <text:p>2.093</text:p>
              </table:table-cell>
              <table:table-cell office:value-type="float" office:value="0.5688">
                <text:p>0.5688</text:p>
              </table:table-cell>
              <table:table-cell office:value-type="float" office:value="0.199">
                <text:p>0.199</text:p>
              </table:table-cell>
              <table:table-cell office:value-type="float" office:value="0.5688">
                <text:p>0.5688</text:p>
              </table:table-cell>
              <table:table-cell office:value-type="float" office:value="0.199">
                <text:p>0.199</text:p>
              </table:table-cell>
              <table:table-cell office:value-type="float" office:value="0.5299">
                <text:p>0.5299</text:p>
              </table:table-cell>
              <table:table-cell office:value-type="float" office:value="1.628">
                <text:p>1.628</text:p>
              </table:table-cell>
              <table:table-cell office:value-type="float" office:value="0.5749">
                <text:p>0.5749</text:p>
              </table:table-cell>
              <table:table-cell office:value-type="float" office:value="0.399">
                <text:p>0.399</text:p>
              </table:table-cell>
              <table:table-cell office:value-type="float" office:value="0.298">
                <text:p>0.29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float" office:value="1.229">
                <text:p>1.229</text:p>
              </table:table-cell>
              <table:table-cell office:value-type="float" office:value="0.5621">
                <text:p>0.5621</text:p>
              </table:table-cell>
              <table:table-cell office:value-type="float" office:value="0.499">
                <text:p>0.499</text:p>
              </table:table-cell>
              <table:table-cell office:value-type="float" office:value="0.537">
                <text:p>0.537</text:p>
              </table:table-cell>
              <table:table-cell office:value-type="float" office:value="1.545">
                <text:p>1.545</text:p>
              </table:table-cell>
              <table:table-cell office:value-type="float" office:value="0.5673">
                <text:p>0.5673</text:p>
              </table:table-cell>
              <table:table-cell office:value-type="float" office:value="0.249">
                <text:p>0.249</text:p>
              </table:table-cell>
              <table:table-cell office:value-type="float" office:value="0.5673">
                <text:p>0.5673</text:p>
              </table:table-cell>
              <table:table-cell office:value-type="float" office:value="0.249">
                <text:p>0.249</text:p>
              </table:table-cell>
              <table:table-cell office:value-type="float" office:value="0.5201">
                <text:p>0.5201</text:p>
              </table:table-cell>
              <table:table-cell office:value-type="float" office:value="1.986">
                <text:p>1.986</text:p>
              </table:table-cell>
              <table:table-cell office:value-type="float" office:value="0.5726">
                <text:p>0.5726</text:p>
              </table:table-cell>
              <table:table-cell office:value-type="float" office:value="0.499">
                <text:p>0.499</text:p>
              </table:table-cell>
              <table:table-cell office:value-type="float" office:value="0.347">
                <text:p>0.347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float" office:value="0.948">
                <text:p>0.948</text:p>
              </table:table-cell>
              <table:table-cell office:value-type="float" office:value="0.559">
                <text:p>0.559</text:p>
              </table:table-cell>
              <table:table-cell office:value-type="float" office:value="0.599">
                <text:p>0.599</text:p>
              </table:table-cell>
              <table:table-cell office:value-type="float" office:value="0.558">
                <text:p>0.558</text:p>
              </table:table-cell>
              <table:table-cell office:value-type="float" office:value="0.864">
                <text:p>0.864</text:p>
              </table:table-cell>
              <table:table-cell office:value-type="float" office:value="0.5658">
                <text:p>0.5658</text:p>
              </table:table-cell>
              <table:table-cell office:value-type="float" office:value="0.299">
                <text:p>0.299</text:p>
              </table:table-cell>
              <table:table-cell office:value-type="float" office:value="0.5658">
                <text:p>0.5658</text:p>
              </table:table-cell>
              <table:table-cell office:value-type="float" office:value="0.299">
                <text:p>0.299</text:p>
              </table:table-cell>
              <table:table-cell office:value-type="float" office:value="0.51">
                <text:p>0.51</text:p>
              </table:table-cell>
              <table:table-cell office:value-type="float" office:value="2.327">
                <text:p>2.327</text:p>
              </table:table-cell>
              <table:table-cell office:value-type="float" office:value="0.5704">
                <text:p>0.5704</text:p>
              </table:table-cell>
              <table:table-cell office:value-type="float" office:value="0.598">
                <text:p>0.598</text:p>
              </table:table-cell>
              <table:table-cell office:value-type="float" office:value="0.399">
                <text:p>0.399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0.677">
                <text:p>0.677</text:p>
              </table:table-cell>
              <table:table-cell office:value-type="float" office:value="0.5561">
                <text:p>0.5561</text:p>
              </table:table-cell>
              <table:table-cell office:value-type="float" office:value="0.699">
                <text:p>0.699</text:p>
              </table:table-cell>
              <table:table-cell office:value-type="float" office:value="0.578">
                <text:p>0.578</text:p>
              </table:table-cell>
              <table:table-cell office:value-type="float" office:value="0.068">
                <text:p>0.068</text:p>
              </table:table-cell>
              <table:table-cell office:value-type="float" office:value="0.5643">
                <text:p>0.5643</text:p>
              </table:table-cell>
              <table:table-cell office:value-type="float" office:value="0.349">
                <text:p>0.349</text:p>
              </table:table-cell>
              <table:table-cell office:value-type="float" office:value="0.5643">
                <text:p>0.5643</text:p>
              </table:table-cell>
              <table:table-cell office:value-type="float" office:value="0.349">
                <text:p>0.349</text:p>
              </table:table-cell>
              <table:table-cell office:value-type="float" office:value="0.4999">
                <text:p>0.4999</text:p>
              </table:table-cell>
              <table:table-cell office:value-type="float" office:value="2.643">
                <text:p>2.643</text:p>
              </table:table-cell>
              <table:table-cell office:value-type="float" office:value="0.5682">
                <text:p>0.5682</text:p>
              </table:table-cell>
              <table:table-cell office:value-type="float" office:value="0.698">
                <text:p>0.698</text:p>
              </table:table-cell>
              <table:table-cell office:value-type="float" office:value="0.448">
                <text:p>0.448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float" office:value="0.397">
                <text:p>0.397</text:p>
              </table:table-cell>
              <table:table-cell office:value-type="float" office:value="0.5532">
                <text:p>0.5532</text:p>
              </table:table-cell>
              <table:table-cell office:value-type="float" office:value="0.799">
                <text:p>0.799</text:p>
              </table:table-cell>
              <table:table-cell office:value-type="float" office:value="0.579">
                <text:p>0.579</text:p>
              </table:table-cell>
              <table:table-cell office:value-type="float" office:value="NaN">
                <text:p>NaN</text:p>
              </table:table-cell>
              <table:table-cell office:value-type="float" office:value="0.5629">
                <text:p>0.5629</text:p>
              </table:table-cell>
              <table:table-cell office:value-type="float" office:value="0.399">
                <text:p>0.399</text:p>
              </table:table-cell>
              <table:table-cell office:value-type="float" office:value="0.5629">
                <text:p>0.5629</text:p>
              </table:table-cell>
              <table:table-cell office:value-type="float" office:value="0.399">
                <text:p>0.399</text:p>
              </table:table-cell>
              <table:table-cell office:value-type="float" office:value="0.4901">
                <text:p>0.4901</text:p>
              </table:table-cell>
              <table:table-cell office:value-type="float" office:value="2.914">
                <text:p>2.914</text:p>
              </table:table-cell>
              <table:table-cell office:value-type="float" office:value="0.566">
                <text:p>0.566</text:p>
              </table:table-cell>
              <table:table-cell office:value-type="float" office:value="0.798">
                <text:p>0.798</text:p>
              </table:table-cell>
              <table:table-cell office:value-type="float" office:value="0.498">
                <text:p>0.498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0.137">
                <text:p>0.137</text:p>
              </table:table-cell>
              <table:table-cell office:value-type="float" office:value="0.5504">
                <text:p>0.5504</text:p>
              </table:table-cell>
              <table:table-cell office:value-type="float" office:value="0.899">
                <text:p>0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6">
                <text:p>0.5616</text:p>
              </table:table-cell>
              <table:table-cell office:value-type="float" office:value="0.449">
                <text:p>0.449</text:p>
              </table:table-cell>
              <table:table-cell office:value-type="float" office:value="0.5616">
                <text:p>0.5616</text:p>
              </table:table-cell>
              <table:table-cell office:value-type="float" office:value="0.449">
                <text:p>0.449</text:p>
              </table:table-cell>
              <table:table-cell office:value-type="float" office:value="0.4814">
                <text:p>0.4814</text:p>
              </table:table-cell>
              <table:table-cell office:value-type="float" office:value="3.153">
                <text:p>3.153</text:p>
              </table:table-cell>
              <table:table-cell office:value-type="float" office:value="0.5637">
                <text:p>0.5637</text:p>
              </table:table-cell>
              <table:table-cell office:value-type="float" office:value="0.898">
                <text:p>0.898</text:p>
              </table:table-cell>
              <table:table-cell office:value-type="float" office:value="0.548">
                <text:p>0.548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474">
                <text:p>0.5474</text:p>
              </table:table-cell>
              <table:table-cell office:value-type="float" office:value="0.999">
                <text:p>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1">
                <text:p>0.5601</text:p>
              </table:table-cell>
              <table:table-cell office:value-type="float" office:value="0.499">
                <text:p>0.499</text:p>
              </table:table-cell>
              <table:table-cell office:value-type="float" office:value="0.5601">
                <text:p>0.5601</text:p>
              </table:table-cell>
              <table:table-cell office:value-type="float" office:value="0.499">
                <text:p>0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4">
                <text:p>0.5614</text:p>
              </table:table-cell>
              <table:table-cell office:value-type="float" office:value="0.998">
                <text:p>0.998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44">
                <text:p>0.5444</text:p>
              </table:table-cell>
              <table:table-cell office:value-type="float" office:value="1.098">
                <text:p>1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6">
                <text:p>0.5586</text:p>
              </table:table-cell>
              <table:table-cell office:value-type="float" office:value="0.549">
                <text:p>0.549</text:p>
              </table:table-cell>
              <table:table-cell office:value-type="float" office:value="0.5586">
                <text:p>0.5586</text:p>
              </table:table-cell>
              <table:table-cell office:value-type="float" office:value="0.549">
                <text:p>0.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1">
                <text:p>0.5591</text:p>
              </table:table-cell>
              <table:table-cell office:value-type="float" office:value="1.098">
                <text:p>1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14">
                <text:p>0.5414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1">
                <text:p>0.5571</text:p>
              </table:table-cell>
              <table:table-cell office:value-type="float" office:value="0.599">
                <text:p>0.599</text:p>
              </table:table-cell>
              <table:table-cell office:value-type="float" office:value="0.5571">
                <text:p>0.5571</text:p>
              </table:table-cell>
              <table:table-cell office:value-type="float" office:value="0.599">
                <text:p>0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9">
                <text:p>0.5569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1">
                <text:p>0.5381</text:p>
              </table:table-cell>
              <table:table-cell office:value-type="float" office:value="1.299">
                <text:p>1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2">
                <text:p>0.5542</text:p>
              </table:table-cell>
              <table:table-cell office:value-type="float" office:value="0.699">
                <text:p>0.699</text:p>
              </table:table-cell>
              <table:table-cell office:value-type="float" office:value="0.5542">
                <text:p>0.5542</text:p>
              </table:table-cell>
              <table:table-cell office:value-type="float" office:value="0.699">
                <text:p>0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6">
                <text:p>0.5546</text:p>
              </table:table-cell>
              <table:table-cell office:value-type="float" office:value="1.299">
                <text:p>1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5">
                <text:p>0.535</text:p>
              </table:table-cell>
              <table:table-cell office:value-type="float" office:value="1.399">
                <text:p>1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3">
                <text:p>0.5513</text:p>
              </table:table-cell>
              <table:table-cell office:value-type="float" office:value="0.798">
                <text:p>0.798</text:p>
              </table:table-cell>
              <table:table-cell office:value-type="float" office:value="0.5513">
                <text:p>0.5513</text:p>
              </table:table-cell>
              <table:table-cell office:value-type="float" office:value="0.798">
                <text:p>0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1">
                <text:p>0.5521</text:p>
              </table:table-cell>
              <table:table-cell office:value-type="float" office:value="1.399">
                <text:p>1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17">
                <text:p>0.5317</text:p>
              </table:table-cell>
              <table:table-cell office:value-type="float" office:value="1.499">
                <text:p>1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1">
                <text:p>0.5481</text:p>
              </table:table-cell>
              <table:table-cell office:value-type="float" office:value="0.898">
                <text:p>0.898</text:p>
              </table:table-cell>
              <table:table-cell office:value-type="float" office:value="0.5481">
                <text:p>0.5481</text:p>
              </table:table-cell>
              <table:table-cell office:value-type="float" office:value="0.898">
                <text:p>0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9">
                <text:p>0.5499</text:p>
              </table:table-cell>
              <table:table-cell office:value-type="float" office:value="1.499">
                <text:p>1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82">
                <text:p>0.5282</text:p>
              </table:table-cell>
              <table:table-cell office:value-type="float" office:value="1.599">
                <text:p>1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3">
                <text:p>0.5453</text:p>
              </table:table-cell>
              <table:table-cell office:value-type="float" office:value="0.998">
                <text:p>0.998</text:p>
              </table:table-cell>
              <table:table-cell office:value-type="float" office:value="0.5453">
                <text:p>0.5453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4">
                <text:p>0.5474</text:p>
              </table:table-cell>
              <table:table-cell office:value-type="float" office:value="1.598">
                <text:p>1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48">
                <text:p>0.5248</text:p>
              </table:table-cell>
              <table:table-cell office:value-type="float" office:value="1.699">
                <text:p>1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2">
                <text:p>0.5422</text:p>
              </table:table-cell>
              <table:table-cell office:value-type="float" office:value="1.098">
                <text:p>1.098</text:p>
              </table:table-cell>
              <table:table-cell office:value-type="float" office:value="0.5422">
                <text:p>0.5422</text:p>
              </table:table-cell>
              <table:table-cell office:value-type="float" office:value="1.098">
                <text:p>1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9">
                <text:p>0.5449</text:p>
              </table:table-cell>
              <table:table-cell office:value-type="float" office:value="1.698">
                <text:p>1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12">
                <text:p>0.5212</text:p>
              </table:table-cell>
              <table:table-cell office:value-type="float" office:value="1.799">
                <text:p>1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3">
                <text:p>0.5393</text:p>
              </table:table-cell>
              <table:table-cell office:value-type="float" office:value="1.199">
                <text:p>1.199</text:p>
              </table:table-cell>
              <table:table-cell office:value-type="float" office:value="0.5393">
                <text:p>0.5393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5">
                <text:p>0.5425</text:p>
              </table:table-cell>
              <table:table-cell office:value-type="float" office:value="1.798">
                <text:p>1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74">
                <text:p>0.5174</text:p>
              </table:table-cell>
              <table:table-cell office:value-type="float" office:value="1.899">
                <text:p>1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8">
                <text:p>0.5328</text:p>
              </table:table-cell>
              <table:table-cell office:value-type="float" office:value="1.399">
                <text:p>1.399</text:p>
              </table:table-cell>
              <table:table-cell office:value-type="float" office:value="0.5328">
                <text:p>0.5328</text:p>
              </table:table-cell>
              <table:table-cell office:value-type="float" office:value="1.399">
                <text:p>1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9">
                <text:p>0.5399</text:p>
              </table:table-cell>
              <table:table-cell office:value-type="float" office:value="1.898">
                <text:p>1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34">
                <text:p>0.5134</text:p>
              </table:table-cell>
              <table:table-cell office:value-type="float" office:value="1.999">
                <text:p>1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3">
                <text:p>0.5263</text:p>
              </table:table-cell>
              <table:table-cell office:value-type="float" office:value="1.599">
                <text:p>1.599</text:p>
              </table:table-cell>
              <table:table-cell office:value-type="float" office:value="0.5263">
                <text:p>0.5263</text:p>
              </table:table-cell>
              <table:table-cell office:value-type="float" office:value="1.599">
                <text:p>1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4">
                <text:p>0.5374</text:p>
              </table:table-cell>
              <table:table-cell office:value-type="float" office:value="1.998">
                <text:p>1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92">
                <text:p>0.5092</text:p>
              </table:table-cell>
              <table:table-cell office:value-type="float" office:value="2.098">
                <text:p>2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9">
                <text:p>0.5189</text:p>
              </table:table-cell>
              <table:table-cell office:value-type="float" office:value="1.799">
                <text:p>1.799</text:p>
              </table:table-cell>
              <table:table-cell office:value-type="float" office:value="0.5189">
                <text:p>0.5189</text:p>
              </table:table-cell>
              <table:table-cell office:value-type="float" office:value="1.799">
                <text:p>1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6">
                <text:p>0.5346</text:p>
              </table:table-cell>
              <table:table-cell office:value-type="float" office:value="2.098">
                <text:p>2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51">
                <text:p>0.5051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1">
                <text:p>0.5111</text:p>
              </table:table-cell>
              <table:table-cell office:value-type="float" office:value="1.998">
                <text:p>1.998</text:p>
              </table:table-cell>
              <table:table-cell office:value-type="float" office:value="0.5111">
                <text:p>0.5111</text:p>
              </table:table-cell>
              <table:table-cell office:value-type="float" office:value="1.998">
                <text:p>1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9">
                <text:p>0.5319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04">
                <text:p>0.5004</text:p>
              </table:table-cell>
              <table:table-cell office:value-type="float" office:value="2.299">
                <text:p>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5">
                <text:p>0.5025</text:p>
              </table:table-cell>
              <table:table-cell office:value-type="float" office:value="2.198">
                <text:p>2.198</text:p>
              </table:table-cell>
              <table:table-cell office:value-type="float" office:value="0.5025">
                <text:p>0.5025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2">
                <text:p>0.5292</text:p>
              </table:table-cell>
              <table:table-cell office:value-type="float" office:value="2.299">
                <text:p>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58">
                <text:p>0.4958</text:p>
              </table:table-cell>
              <table:table-cell office:value-type="float" office:value="2.399">
                <text:p>2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8">
                <text:p>0.4928</text:p>
              </table:table-cell>
              <table:table-cell office:value-type="float" office:value="2.399">
                <text:p>2.399</text:p>
              </table:table-cell>
              <table:table-cell office:value-type="float" office:value="0.4928">
                <text:p>0.4928</text:p>
              </table:table-cell>
              <table:table-cell office:value-type="float" office:value="2.399">
                <text:p>2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3">
                <text:p>0.5263</text:p>
              </table:table-cell>
              <table:table-cell office:value-type="float" office:value="2.399">
                <text:p>2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06">
                <text:p>0.4906</text:p>
              </table:table-cell>
              <table:table-cell office:value-type="float" office:value="2.499">
                <text:p>2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4">
                <text:p>0.4814</text:p>
              </table:table-cell>
              <table:table-cell office:value-type="float" office:value="2.599">
                <text:p>2.599</text:p>
              </table:table-cell>
              <table:table-cell office:value-type="float" office:value="0.4814">
                <text:p>0.4814</text:p>
              </table:table-cell>
              <table:table-cell office:value-type="float" office:value="2.599">
                <text:p>2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4">
                <text:p>0.5234</text:p>
              </table:table-cell>
              <table:table-cell office:value-type="float" office:value="2.499">
                <text:p>2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49">
                <text:p>0.4849</text:p>
              </table:table-cell>
              <table:table-cell office:value-type="float" office:value="2.599">
                <text:p>2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3">
                <text:p>0.4673</text:p>
              </table:table-cell>
              <table:table-cell office:value-type="float" office:value="2.799">
                <text:p>2.799</text:p>
              </table:table-cell>
              <table:table-cell office:value-type="float" office:value="0.4673">
                <text:p>0.4673</text:p>
              </table:table-cell>
              <table:table-cell office:value-type="float" office:value="2.799">
                <text:p>2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4">
                <text:p>0.5204</text:p>
              </table:table-cell>
              <table:table-cell office:value-type="float" office:value="2.599">
                <text:p>2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81">
                <text:p>0.4781</text:p>
              </table:table-cell>
              <table:table-cell office:value-type="float" office:value="2.699">
                <text:p>2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2">
                <text:p>0.4492</text:p>
              </table:table-cell>
              <table:table-cell office:value-type="float" office:value="2.998">
                <text:p>2.998</text:p>
              </table:table-cell>
              <table:table-cell office:value-type="float" office:value="0.4492">
                <text:p>0.4492</text:p>
              </table:table-cell>
              <table:table-cell office:value-type="float" office:value="2.998">
                <text:p>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5">
                <text:p>0.5175</text:p>
              </table:table-cell>
              <table:table-cell office:value-type="float" office:value="2.698">
                <text:p>2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1">
                <text:p>0.471</text:p>
              </table:table-cell>
              <table:table-cell office:value-type="float" office:value="2.799">
                <text:p>2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">
                <text:p>0.414</text:p>
              </table:table-cell>
              <table:table-cell office:value-type="float" office:value="3.198">
                <text:p>3.198</text:p>
              </table:table-cell>
              <table:table-cell office:value-type="float" office:value="0.414">
                <text:p>0.414</text:p>
              </table:table-cell>
              <table:table-cell office:value-type="float" office:value="3.198">
                <text:p>3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6">
                <text:p>0.5146</text:p>
              </table:table-cell>
              <table:table-cell office:value-type="float" office:value="2.799">
                <text:p>2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24">
                <text:p>0.4624</text:p>
              </table:table-cell>
              <table:table-cell office:value-type="float" office:value="2.898">
                <text:p>2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4">
                <text:p>0.3674</text:p>
              </table:table-cell>
              <table:table-cell office:value-type="float" office:value="3.298">
                <text:p>3.298</text:p>
              </table:table-cell>
              <table:table-cell office:value-type="float" office:value="0.3674">
                <text:p>0.3674</text:p>
              </table:table-cell>
              <table:table-cell office:value-type="float" office:value="3.298">
                <text:p>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6">
                <text:p>0.5116</text:p>
              </table:table-cell>
              <table:table-cell office:value-type="float" office:value="2.898">
                <text:p>2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3">
                <text:p>0.453</text:p>
              </table:table-cell>
              <table:table-cell office:value-type="float" office:value="2.998">
                <text:p>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8">
                <text:p>0.2908</text:p>
              </table:table-cell>
              <table:table-cell office:value-type="float" office:value="3.348">
                <text:p>3.348</text:p>
              </table:table-cell>
              <table:table-cell office:value-type="float" office:value="0.2908">
                <text:p>0.2908</text:p>
              </table:table-cell>
              <table:table-cell office:value-type="float" office:value="3.348">
                <text:p>3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5">
                <text:p>0.5085</text:p>
              </table:table-cell>
              <table:table-cell office:value-type="float" office:value="2.998">
                <text:p>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9">
                <text:p>0.439</text:p>
              </table:table-cell>
              <table:table-cell office:value-type="float" office:value="3.099">
                <text:p>3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1">
                <text:p>0.5051</text:p>
              </table:table-cell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03">
                <text:p>0.4203</text:p>
              </table:table-cell>
              <table:table-cell office:value-type="float" office:value="3.198">
                <text:p>3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8">
                <text:p>0.5018</text:p>
              </table:table-cell>
              <table:table-cell office:value-type="float" office:value="3.198">
                <text:p>3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1">
                <text:p>0.3821</text:p>
              </table:table-cell>
              <table:table-cell office:value-type="float" office:value="3.298">
                <text:p>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3">
                <text:p>0.4983</text:p>
              </table:table-cell>
              <table:table-cell office:value-type="float" office:value="3.298">
                <text:p>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6">
                <text:p>0.2456</text:p>
              </table:table-cell>
              <table:table-cell office:value-type="float" office:value="3.378">
                <text:p>3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">
                <text:p>0.495</text:p>
              </table:table-cell>
              <table:table-cell office:value-type="float" office:value="3.399">
                <text:p>3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2">
                <text:p>0.4912</text:p>
              </table:table-cell>
              <table:table-cell office:value-type="float" office:value="3.499">
                <text:p>3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1">
                <text:p>0.4901</text:p>
              </table:table-cell>
              <table:table-cell office:value-type="float" office:value="3.525">
                <text:p>3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